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805cm" table:align="left"/>
    </style:style>
    <style:style style:name="表1.A" style:family="table-column">
      <style:table-column-properties style:column-width="2.401cm"/>
    </style:style>
    <style:style style:name="表1.B" style:family="table-column">
      <style:table-column-properties style:column-width="2.374cm"/>
    </style:style>
    <style:style style:name="表1.C" style:family="table-column">
      <style:table-column-properties style:column-width="2.295cm"/>
    </style:style>
    <style:style style:name="表1.D" style:family="table-column">
      <style:table-column-properties style:column-width="2.321cm"/>
    </style:style>
    <style:style style:name="表1.E" style:family="table-column">
      <style:table-column-properties style:column-width="2.454cm"/>
    </style:style>
    <style:style style:name="表1.F" style:family="table-column">
      <style:table-column-properties style:column-width="2.427cm"/>
    </style:style>
    <style:style style:name="表1.G" style:family="table-column">
      <style:table-column-properties style:column-width="2.5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8.5cm" style:rel-width="50%" table:align="left"/>
    </style:style>
    <style:style style:name="表5.A" style:family="table-column">
      <style:table-column-properties style:column-width="1.201cm" style:rel-column-width="4630*"/>
    </style:style>
    <style:style style:name="表5.G" style:family="table-column">
      <style:table-column-properties style:column-width="1.293cm"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5cm" style:rel-width="50%" table:align="left"/>
    </style:style>
    <style:style style:name="表6.A" style:family="table-column">
      <style:table-column-properties style:column-width="1.201cm" style:rel-column-width="4630*"/>
    </style:style>
    <style:style style:name="表6.G" style:family="table-column">
      <style:table-column-properties style:column-width="1.293cm" style:rel-column-width="4987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G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8.5cm" style:rel-width="50%" table:align="left"/>
    </style:style>
    <style:style style:name="表7.A" style:family="table-column">
      <style:table-column-properties style:column-width="1.201cm" style:rel-column-width="4630*"/>
    </style:style>
    <style:style style:name="表7.G" style:family="table-column">
      <style:table-column-properties style:column-width="1.293cm" style:rel-column-width="4987*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G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8.5cm" style:rel-width="50%" table:align="left"/>
    </style:style>
    <style:style style:name="表8.A" style:family="table-column">
      <style:table-column-properties style:column-width="1.201cm" style:rel-column-width="4630*"/>
    </style:style>
    <style:style style:name="表8.G" style:family="table-column">
      <style:table-column-properties style:column-width="1.293cm" style:rel-column-width="4987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G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5cm" style:rel-width="50%" table:align="left"/>
    </style:style>
    <style:style style:name="表9.A" style:family="table-column">
      <style:table-column-properties style:column-width="1.201cm" style:rel-column-width="4630*"/>
    </style:style>
    <style:style style:name="表9.G" style:family="table-column">
      <style:table-column-properties style:column-width="1.293cm" style:rel-column-width="4987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G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5cm" style:rel-width="50%" table:align="left"/>
    </style:style>
    <style:style style:name="表10.A" style:family="table-column">
      <style:table-column-properties style:column-width="1.201cm" style:rel-column-width="4630*"/>
    </style:style>
    <style:style style:name="表10.G" style:family="table-column">
      <style:table-column-properties style:column-width="1.293cm" style:rel-column-width="4987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G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8.5cm" style:rel-width="50%" table:align="left"/>
    </style:style>
    <style:style style:name="表11.A" style:family="table-column">
      <style:table-column-properties style:column-width="1.201cm" style:rel-column-width="4630*"/>
    </style:style>
    <style:style style:name="表11.G" style:family="table-column">
      <style:table-column-properties style:column-width="1.293cm" style:rel-column-width="4987*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G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5cm" style:rel-width="50%" table:align="left"/>
    </style:style>
    <style:style style:name="表12.A" style:family="table-column">
      <style:table-column-properties style:column-width="1.201cm" style:rel-column-width="4630*"/>
    </style:style>
    <style:style style:name="表12.G" style:family="table-column">
      <style:table-column-properties style:column-width="1.293cm" style:rel-column-width="4987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G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5cm" style:rel-width="50%" table:align="left"/>
    </style:style>
    <style:style style:name="表13.A" style:family="table-column">
      <style:table-column-properties style:column-width="1.201cm" style:rel-column-width="4630*"/>
    </style:style>
    <style:style style:name="表13.G" style:family="table-column">
      <style:table-column-properties style:column-width="1.293cm" style:rel-column-width="4987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G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8.5cm" style:rel-width="50%" table:align="left"/>
    </style:style>
    <style:style style:name="表14.A" style:family="table-column">
      <style:table-column-properties style:column-width="1.201cm" style:rel-column-width="4630*"/>
    </style:style>
    <style:style style:name="表14.G" style:family="table-column">
      <style:table-column-properties style:column-width="1.293cm" style:rel-column-width="4987*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G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8.5cm" style:rel-width="50%" table:align="left"/>
    </style:style>
    <style:style style:name="表15.A" style:family="table-column">
      <style:table-column-properties style:column-width="1.201cm" style:rel-column-width="4630*"/>
    </style:style>
    <style:style style:name="表15.G" style:family="table-column">
      <style:table-column-properties style:column-width="1.293cm" style:rel-column-width="4987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G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5cm" style:rel-width="50%" table:align="left"/>
    </style:style>
    <style:style style:name="表16.A" style:family="table-column">
      <style:table-column-properties style:column-width="1.201cm" style:rel-column-width="4630*"/>
    </style:style>
    <style:style style:name="表16.G" style:family="table-column">
      <style:table-column-properties style:column-width="1.293cm" style:rel-column-width="4987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G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8.5cm" style:rel-width="50%" table:align="left"/>
    </style:style>
    <style:style style:name="表17.A" style:family="table-column">
      <style:table-column-properties style:column-width="1.201cm" style:rel-column-width="4630*"/>
    </style:style>
    <style:style style:name="表17.G" style:family="table-column">
      <style:table-column-properties style:column-width="1.293cm" style:rel-column-width="4987*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G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8.5cm" style:rel-width="50%" table:align="left"/>
    </style:style>
    <style:style style:name="表18.A" style:family="table-column">
      <style:table-column-properties style:column-width="1.201cm" style:rel-column-width="4630*"/>
    </style:style>
    <style:style style:name="表18.G" style:family="table-column">
      <style:table-column-properties style:column-width="1.293cm" style:rel-column-width="4987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G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5cm" style:rel-width="50%" table:align="left"/>
    </style:style>
    <style:style style:name="表19.A" style:family="table-column">
      <style:table-column-properties style:column-width="1.201cm" style:rel-column-width="4630*"/>
    </style:style>
    <style:style style:name="表19.G" style:family="table-column">
      <style:table-column-properties style:column-width="1.293cm" style:rel-column-width="4987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G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" style:family="paragraph" style:parent-style-name="Table_20_Contents">
      <style:paragraph-properties fo:margin-top="0cm" fo:margin-bottom="0cm" fo:line-height="179%" fo:text-align="center" style:justify-single-word="false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4" style:family="paragraph" style:parent-style-name="Table_20_Contents">
      <style:paragraph-properties fo:margin-top="0cm" fo:margin-bottom="0cm" fo:line-height="179%" fo:text-align="center" style:justify-single-word="false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20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21" style:family="paragraph" style:parent-style-name="Standard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style:language-asian="ja" style:country-asian="JP"/>
    </style:style>
    <style:style style:name="P23" style:family="paragraph" style:parent-style-name="Text_20_body" style:list-style-name="L1">
      <style:paragraph-properties fo:margin-top="0cm" fo:margin-bottom="0.423cm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5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3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34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37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38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bold"/>
    </style:style>
    <style:style style:name="T3" style:family="text">
      <style:text-properties style:font-name="Arial1" fo:font-size="11pt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bold"/>
    </style:style>
    <style:style style:name="T6" style:family="text">
      <style:text-properties style:font-name-asian="Arial1" style:font-size-asian="11pt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b3dc362-7fff-0fcf-96eb-c859e2e5f40f"/>---------------------------------------------------------------------- [20190801_135900]</text:p>
      <text:p text:style-name="P4">お疲れ様です。</text:p>
      <text:p text:style-name="P4">来週の作業希望日の連絡です。</text:p>
      <text:p text:style-name="P4">よろしくお願いします。</text:p>
      <text:p text:style-name="Text_20_body"/>
      <text:p text:style-name="P7">岩淵</text:p>
      <text:p text:style-name="Text_20_body"/>
      <text:p text:style-name="P8"><text:span text:style-name="T1">========== </text:span><text:span text:style-name="T4">記 </text:span><text:span text:style-name="T1">==========</text:span></text:p>
      <text:p text:style-name="P5">１．作業希望日 （週１日希望　金曜、または、土曜）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row>
          <table:table-cell table:style-name="表1.A1" office:value-type="string">
            <text:p text:style-name="P12"><text:span text:style-name="T2">8/5</text:span><text:span text:style-name="T5">（月）</text:span></text:p>
          </table:table-cell>
          <table:table-cell table:style-name="表1.A1" office:value-type="string">
            <text:p text:style-name="P12"><text:span text:style-name="T2">8/6</text:span><text:span text:style-name="T5">（火）</text:span></text:p>
          </table:table-cell>
          <table:table-cell table:style-name="表1.A1" office:value-type="string">
            <text:p text:style-name="P12"><text:span text:style-name="T2">8/7</text:span><text:span text:style-name="T5">（水）</text:span></text:p>
          </table:table-cell>
          <table:table-cell table:style-name="表1.A1" office:value-type="string">
            <text:p text:style-name="P12"><text:span text:style-name="T2">8/8</text:span><text:span text:style-name="T5">（木）</text:span></text:p>
          </table:table-cell>
          <table:table-cell table:style-name="表1.A1" office:value-type="string">
            <text:p text:style-name="P12"><text:span text:style-name="T2">8/9</text:span><text:span text:style-name="T5">（金）</text:span></text:p>
          </table:table-cell>
          <table:table-cell table:style-name="表1.A1" office:value-type="string">
            <text:p text:style-name="P12"><text:span text:style-name="T2">8/10</text:span><text:span text:style-name="T5">（土）</text:span></text:p>
          </table:table-cell>
          <table:table-cell table:style-name="表1.A1" office:value-type="string">
            <text:p text:style-name="P12"><text:span text:style-name="T2">8/11</text:span><text:span text:style-name="T5">（日）</text:span></text:p>
          </table:table-cell>
        </table:table-row>
        <table:table-row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3">〇</text:p>
          </table:table-cell>
          <table:table-cell table:style-name="表1.A1" office:value-type="string">
            <text:p text:style-name="P13">〇</text:p>
          </table:table-cell>
          <table:table-cell table:style-name="表1.A1" office:value-type="string">
            <text:p text:style-name="P14">-</text:p>
          </table:table-cell>
        </table:table-row>
      </table:table>
      <text:list xml:id="list3639354142420950185" text:style-name="L1">
        <text:list-item>
          <text:p text:style-name="P23"><text:span text:style-name="T6">平常の、金 </text:span><text:span text:style-name="T3">or </text:span><text:span text:style-name="T6">土の希望日です。よろしくお願いします。</text:span></text:p>
        </text:list-item>
      </text:list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8.5(</text:span><text:span text:style-name="T6">月</text:span><text:span text:style-name="T3">) ~ 2019.8.11(</text:span><text:span text:style-name="T6">日</text:span><text:span text:style-name="T3">)</text:span></text:p>
      <text:p text:style-name="Text_20_body"><text:line-break/><text:bookmark text:name="docs-internal-guid-bb3dc362-7fff-0fcf-96eb-c859e2e5f40f1"/><text:span text:style-name="T7">---------------------------------------------------------------------- [20190810_163115]</text:span></text:p>
      <text:p text:style-name="P4">お疲れ様です。</text:p>
      <text:p text:style-name="P4">来週の作業希望日の連絡です。</text:p>
      <text:p text:style-name="P4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希望　金曜、または、土曜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8/12（月）</text:p>
          </table:table-cell>
          <table:table-cell table:style-name="表2.A1" office:value-type="string">
            <text:p text:style-name="Table_20_Contents">8/13（<text:span text:style-name="T8">火）</text:span></text:p>
          </table:table-cell>
          <table:table-cell table:style-name="表2.A1" office:value-type="string">
            <text:p text:style-name="Table_20_Contents">8/14（水）</text:p>
          </table:table-cell>
          <table:table-cell table:style-name="表2.A1" office:value-type="string">
            <text:p text:style-name="Table_20_Contents">8/15（木）</text:p>
          </table:table-cell>
          <table:table-cell table:style-name="表2.A1" office:value-type="string">
            <text:p text:style-name="Table_20_Contents">8/16（金）</text:p>
          </table:table-cell>
          <table:table-cell table:style-name="表2.A1" office:value-type="string">
            <text:p text:style-name="Table_20_Contents">8/17（土）</text:p>
          </table:table-cell>
          <table:table-cell table:style-name="表2.G1" office:value-type="string">
            <text:p text:style-name="Table_20_Contents">8/18（日）</text:p>
          </table:table-cell>
        </table:table-row>
        <table:table-row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7">○</text:p>
          </table:table-cell>
          <table:table-cell table:style-name="表2.A2" office:value-type="string">
            <text:p text:style-name="P17">○</text:p>
          </table:table-cell>
          <table:table-cell table:style-name="表2.G2" office:value-type="string">
            <text:p text:style-name="P18">-</text:p>
          </table:table-cell>
        </table:table-row>
      </table:table>
      <text:p text:style-name="Text_20_body">・お盆の時期、仕事薄いかと、予期しております。 </text:p>
      <text:p text:style-name="P15"/>
      <text:p text:style-name="P15">------------------------------------------------------------------------</text:p>
      <text:p text:style-name="P16"><text:soft-page-break/><text:span text:style-name="T6">【作業員　岩淵謙 </text:span><text:span text:style-name="T3">/ </text:span><text:span text:style-name="T6">作業日希望連絡】 作業希望週　</text:span><text:span text:style-name="T3">2019.8.12(</text:span><text:span text:style-name="T6">月</text:span><text:span text:style-name="T3">) ~ 2019.8.18(</text:span><text:span text:style-name="T6">日</text:span><text:span text:style-name="T3">)</text:span></text:p>
      <text:p text:style-name="P21">---------------------------------------------------------------------- [20190816_124320]</text:p>
      <text:p text:style-name="P4">お疲れ様です。</text:p>
      <text:p text:style-name="P4">来週の作業希望日の連絡です。</text:p>
      <text:p text:style-name="P6">また、知り合いの人の手伝いをしようと思い、変則な希望日です。</text:p>
      <text:p text:style-name="P6">どうもすみません。</text:p>
      <text:p text:style-name="P4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<text:span text:style-name="T8">、8/20火曜を</text:span>希望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8/19（月）</text:p>
          </table:table-cell>
          <table:table-cell table:style-name="表3.A1" office:value-type="string">
            <text:p text:style-name="Table_20_Contents">8/20（<text:span text:style-name="T8">火）</text:span></text:p>
          </table:table-cell>
          <table:table-cell table:style-name="表3.A1" office:value-type="string">
            <text:p text:style-name="Table_20_Contents">8/21（水）</text:p>
          </table:table-cell>
          <table:table-cell table:style-name="表3.A1" office:value-type="string">
            <text:p text:style-name="Table_20_Contents">8/22（木）</text:p>
          </table:table-cell>
          <table:table-cell table:style-name="表3.A1" office:value-type="string">
            <text:p text:style-name="Table_20_Contents">8/23（金）</text:p>
          </table:table-cell>
          <table:table-cell table:style-name="表3.A1" office:value-type="string">
            <text:p text:style-name="Table_20_Contents">8/24（土）</text:p>
          </table:table-cell>
          <table:table-cell table:style-name="表3.G1" office:value-type="string">
            <text:p text:style-name="Table_20_Contents">8/25（日）</text:p>
          </table:table-cell>
        </table:table-row>
        <table:table-row>
          <table:table-cell table:style-name="表3.A2" office:value-type="string">
            <text:p text:style-name="P18">-</text:p>
          </table:table-cell>
          <table:table-cell table:style-name="表3.A2" office:value-type="string">
            <text:p text:style-name="P17">○</text:p>
          </table:table-cell>
          <table:table-cell table:style-name="表3.A2" office:value-type="string">
            <text:p text:style-name="P18">-</text:p>
          </table:table-cell>
          <table:table-cell table:style-name="表3.A2" office:value-type="string">
            <text:p text:style-name="P18">-</text:p>
          </table:table-cell>
          <table:table-cell table:style-name="表3.A2" office:value-type="string">
            <text:p text:style-name="P17">-</text:p>
          </table:table-cell>
          <table:table-cell table:style-name="表3.A2" office:value-type="string">
            <text:p text:style-name="P17">-</text:p>
          </table:table-cell>
          <table:table-cell table:style-name="表3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8.19(</text:span><text:span text:style-name="T6">月</text:span><text:span text:style-name="T3">) ~ 2019.8.25(</text:span><text:span text:style-name="T6">日</text:span><text:span text:style-name="T3">)</text:span></text:p>
      <text:p text:style-name="P21">---------------------------------------------------------------------- [20190821_143035]</text:p>
      <text:p text:style-name="P4">お疲れ様です。</text:p>
      <text:p text:style-name="P4">来週の作業希望日の連絡です。</text:p>
      <text:p text:style-name="P6">また平常通り、金土、いずれかの希望です。</text:p>
      <text:p text:style-name="P4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金、または、土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8/26（月）</text:p>
          </table:table-cell>
          <table:table-cell table:style-name="表4.A1" office:value-type="string">
            <text:p text:style-name="Table_20_Contents">8/27（<text:span text:style-name="T8">火）</text:span></text:p>
          </table:table-cell>
          <table:table-cell table:style-name="表4.A1" office:value-type="string">
            <text:p text:style-name="Table_20_Contents">8/28（水）</text:p>
          </table:table-cell>
          <table:table-cell table:style-name="表4.A1" office:value-type="string">
            <text:p text:style-name="Table_20_Contents">8/29（木）</text:p>
          </table:table-cell>
          <table:table-cell table:style-name="表4.A1" office:value-type="string">
            <text:p text:style-name="Table_20_Contents">8/30（金）</text:p>
          </table:table-cell>
          <table:table-cell table:style-name="表4.A1" office:value-type="string">
            <text:p text:style-name="Table_20_Contents">8/31（土）</text:p>
          </table:table-cell>
          <table:table-cell table:style-name="表4.G1" office:value-type="string">
            <text:p text:style-name="Table_20_Contents">9/1（日）</text:p>
          </table:table-cell>
        </table:table-row>
        <table:table-row>
          <table:table-cell table:style-name="表4.A2" office:value-type="string">
            <text:p text:style-name="P18">-</text:p>
          </table:table-cell>
          <table:table-cell table:style-name="表4.A2" office:value-type="string">
            <text:p text:style-name="P17">-</text:p>
          </table:table-cell>
          <table:table-cell table:style-name="表4.A2" office:value-type="string">
            <text:p text:style-name="P18">-</text:p>
          </table:table-cell>
          <table:table-cell table:style-name="表4.A2" office:value-type="string">
            <text:p text:style-name="P18">-</text:p>
          </table:table-cell>
          <table:table-cell table:style-name="表4.A2" office:value-type="string">
            <text:p text:style-name="P17">○</text:p>
          </table:table-cell>
          <table:table-cell table:style-name="表4.A2" office:value-type="string">
            <text:p text:style-name="P17">○</text:p>
          </table:table-cell>
          <table:table-cell table:style-name="表4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8.26(</text:span><text:span text:style-name="T6">月</text:span><text:span text:style-name="T3">) ~ 2019.9.1(</text:span><text:span text:style-name="T6">日</text:span><text:span text:style-name="T3">)</text:span></text:p>
      <text:p text:style-name="P2"><text:soft-page-break/></text:p>
      <text:p text:style-name="P21">---------------------------------------------------------------------- [20190831_173650]</text:p>
      <text:p text:style-name="P4"/>
      <text:p text:style-name="P4">お疲れ様です。</text:p>
      <text:p text:style-name="P4">来週の作業希望日の連絡です。</text:p>
      <text:p text:style-name="P6">来週の土日、またまた、キャンプの手伝いに行きます。これが最後です。</text:p>
      <text:p text:style-name="P4"><text:span text:style-name="T8">それで、変則の希望です。</text:span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水</text:span>、または、<text:span text:style-name="T8">木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9/2（月）</text:p>
          </table:table-cell>
          <table:table-cell table:style-name="表5.A1" office:value-type="string">
            <text:p text:style-name="Table_20_Contents">9/3（<text:span text:style-name="T8">火）</text:span></text:p>
          </table:table-cell>
          <table:table-cell table:style-name="表5.A1" office:value-type="string">
            <text:p text:style-name="Table_20_Contents">9/4（水）</text:p>
          </table:table-cell>
          <table:table-cell table:style-name="表5.A1" office:value-type="string">
            <text:p text:style-name="Table_20_Contents">9/5（木）</text:p>
          </table:table-cell>
          <table:table-cell table:style-name="表5.A1" office:value-type="string">
            <text:p text:style-name="Table_20_Contents">9/6（金）</text:p>
          </table:table-cell>
          <table:table-cell table:style-name="表5.A1" office:value-type="string">
            <text:p text:style-name="Table_20_Contents">9/7（土）</text:p>
          </table:table-cell>
          <table:table-cell table:style-name="表5.G1" office:value-type="string">
            <text:p text:style-name="Table_20_Contents">9/8（日）</text:p>
          </table:table-cell>
        </table:table-row>
        <table:table-row>
          <table:table-cell table:style-name="表5.A2" office:value-type="string">
            <text:p text:style-name="P18">-</text:p>
          </table:table-cell>
          <table:table-cell table:style-name="表5.A2" office:value-type="string">
            <text:p text:style-name="P17">-</text:p>
          </table:table-cell>
          <table:table-cell table:style-name="表5.A2" office:value-type="string">
            <text:p text:style-name="P19">○</text:p>
          </table:table-cell>
          <table:table-cell table:style-name="表5.A2" office:value-type="string">
            <text:p text:style-name="P19">○</text:p>
          </table:table-cell>
          <table:table-cell table:style-name="表5.A2" office:value-type="string">
            <text:p text:style-name="P17">-</text:p>
          </table:table-cell>
          <table:table-cell table:style-name="表5.A2" office:value-type="string">
            <text:p text:style-name="P17">-</text:p>
          </table:table-cell>
          <table:table-cell table:style-name="表5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9.2(</text:span><text:span text:style-name="T6">月</text:span><text:span text:style-name="T3">) ~ 2019.9.8(</text:span><text:span text:style-name="T6">日</text:span><text:span text:style-name="T3">)</text:span></text:p>
      <text:p text:style-name="P21">---------------------------------------------------------------------- [20190906_160534]</text:p>
      <text:p text:style-name="P4"/>
      <text:p text:style-name="P4">お疲れ様です。</text:p>
      <text:p text:style-name="P4">来週の作業希望日の連絡です。</text:p>
      <text:p text:style-name="P6">平常に戻ります。ご配慮ありがとうございました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6" table:style-name="表6">
        <table:table-column table:style-name="表6.A" table:number-columns-repeated="6"/>
        <table:table-column table:style-name="表6.G"/>
        <table:table-row>
          <table:table-cell table:style-name="表6.A1" office:value-type="string">
            <text:p text:style-name="Table_20_Contents">9/9（月）</text:p>
          </table:table-cell>
          <table:table-cell table:style-name="表6.A1" office:value-type="string">
            <text:p text:style-name="Table_20_Contents">9/10（<text:span text:style-name="T8">火）</text:span></text:p>
          </table:table-cell>
          <table:table-cell table:style-name="表6.A1" office:value-type="string">
            <text:p text:style-name="Table_20_Contents">9/11（水）</text:p>
          </table:table-cell>
          <table:table-cell table:style-name="表6.A1" office:value-type="string">
            <text:p text:style-name="Table_20_Contents">9/12（木）</text:p>
          </table:table-cell>
          <table:table-cell table:style-name="表6.A1" office:value-type="string">
            <text:p text:style-name="Table_20_Contents">9/13（金）</text:p>
          </table:table-cell>
          <table:table-cell table:style-name="表6.A1" office:value-type="string">
            <text:p text:style-name="Table_20_Contents">9/14（土）</text:p>
          </table:table-cell>
          <table:table-cell table:style-name="表6.G1" office:value-type="string">
            <text:p text:style-name="Table_20_Contents">9/15（日）</text:p>
          </table:table-cell>
        </table:table-row>
        <table:table-row>
          <table:table-cell table:style-name="表6.A2" office:value-type="string">
            <text:p text:style-name="P18">-</text:p>
          </table:table-cell>
          <table:table-cell table:style-name="表6.A2" office:value-type="string">
            <text:p text:style-name="P17">-</text:p>
          </table:table-cell>
          <table:table-cell table:style-name="表6.A2" office:value-type="string">
            <text:p text:style-name="P20">-</text:p>
          </table:table-cell>
          <table:table-cell table:style-name="表6.A2" office:value-type="string">
            <text:p text:style-name="P20">-</text:p>
          </table:table-cell>
          <table:table-cell table:style-name="表6.A2" office:value-type="string">
            <text:p text:style-name="P19">○</text:p>
          </table:table-cell>
          <table:table-cell table:style-name="表6.A2" office:value-type="string">
            <text:p text:style-name="P19">○</text:p>
          </table:table-cell>
          <table:table-cell table:style-name="表6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oft-page-break/><text:span text:style-name="T6">【作業員　岩淵謙 </text:span><text:span text:style-name="T3">/ </text:span><text:span text:style-name="T6">作業日希望連絡】 作業希望週　</text:span><text:span text:style-name="T3">2019.9.9(</text:span><text:span text:style-name="T6">月</text:span><text:span text:style-name="T3">) ~ 2019.9.15(</text:span><text:span text:style-name="T6">日</text:span><text:span text:style-name="T3">)</text:span></text:p>
      <text:p text:style-name="P21">---------------------------------------------------------------------- [20190913_225749]</text:p>
      <text:p text:style-name="P4"/>
      <text:p text:style-name="P4">お疲れ様です。</text:p>
      <text:p text:style-name="P4">来週の作業希望日の連絡です。</text:p>
      <text:p text:style-name="P6">キャンプの手伝い、予約が追加で入ったと聞いて、手伝いを延長しようと</text:p>
      <text:p text:style-name="P6">思います。すみません。また希望日を平日半ばにします。次週で、</text:p>
      <text:p text:style-name="P6">最後、の見通しで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水</text:span>、または、<text:span text:style-name="T8">木</text:span>）</text:p>
      <table:table table:name="表7" table:style-name="表7">
        <table:table-column table:style-name="表7.A" table:number-columns-repeated="6"/>
        <table:table-column table:style-name="表7.G"/>
        <table:table-row>
          <table:table-cell table:style-name="表7.A1" office:value-type="string">
            <text:p text:style-name="Table_20_Contents">9/9（月）</text:p>
          </table:table-cell>
          <table:table-cell table:style-name="表7.A1" office:value-type="string">
            <text:p text:style-name="Table_20_Contents">9/10（<text:span text:style-name="T8">火）</text:span></text:p>
          </table:table-cell>
          <table:table-cell table:style-name="表7.A1" office:value-type="string">
            <text:p text:style-name="Table_20_Contents">9/11（水）</text:p>
          </table:table-cell>
          <table:table-cell table:style-name="表7.A1" office:value-type="string">
            <text:p text:style-name="Table_20_Contents">9/12（木）</text:p>
          </table:table-cell>
          <table:table-cell table:style-name="表7.A1" office:value-type="string">
            <text:p text:style-name="Table_20_Contents">9/13（金）</text:p>
          </table:table-cell>
          <table:table-cell table:style-name="表7.A1" office:value-type="string">
            <text:p text:style-name="Table_20_Contents">9/14（土）</text:p>
          </table:table-cell>
          <table:table-cell table:style-name="表7.G1" office:value-type="string">
            <text:p text:style-name="Table_20_Contents">9/15（日）</text:p>
          </table:table-cell>
        </table:table-row>
        <table:table-row>
          <table:table-cell table:style-name="表7.A2" office:value-type="string">
            <text:p text:style-name="P18">-</text:p>
          </table:table-cell>
          <table:table-cell table:style-name="表7.A2" office:value-type="string">
            <text:p text:style-name="P17">-</text:p>
          </table:table-cell>
          <table:table-cell table:style-name="表7.A2" office:value-type="string">
            <text:p text:style-name="P19">○</text:p>
          </table:table-cell>
          <table:table-cell table:style-name="表7.A2" office:value-type="string">
            <text:p text:style-name="P19">○</text:p>
          </table:table-cell>
          <table:table-cell table:style-name="表7.A2" office:value-type="string">
            <text:p text:style-name="P20">-</text:p>
          </table:table-cell>
          <table:table-cell table:style-name="表7.A2" office:value-type="string">
            <text:p text:style-name="P20">-</text:p>
          </table:table-cell>
          <table:table-cell table:style-name="表7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9.16(</text:span><text:span text:style-name="T6">月</text:span><text:span text:style-name="T3">) ~ 2019.9.22(</text:span><text:span text:style-name="T6">日</text:span><text:span text:style-name="T3">)</text:span></text:p>
      <text:p text:style-name="P21">---------------------------------------------------------------------- [20190920_093613]</text:p>
      <text:p text:style-name="P4">お疲れ様です。</text:p>
      <text:p text:style-name="P4">来週の作業希望日の連絡です。</text:p>
      <text:p text:style-name="P6">キャンプの手伝いが終わり、平常のとおりで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8" table:style-name="表8">
        <table:table-column table:style-name="表8.A" table:number-columns-repeated="6"/>
        <table:table-column table:style-name="表8.G"/>
        <table:table-row>
          <table:table-cell table:style-name="表8.A1" office:value-type="string">
            <text:p text:style-name="Table_20_Contents">9/23（月）</text:p>
          </table:table-cell>
          <table:table-cell table:style-name="表8.A1" office:value-type="string">
            <text:p text:style-name="Table_20_Contents">9/24（<text:span text:style-name="T8">火）</text:span></text:p>
          </table:table-cell>
          <table:table-cell table:style-name="表8.A1" office:value-type="string">
            <text:p text:style-name="Table_20_Contents">9/25（水）</text:p>
          </table:table-cell>
          <table:table-cell table:style-name="表8.A1" office:value-type="string">
            <text:p text:style-name="Table_20_Contents">9/26（木）</text:p>
          </table:table-cell>
          <table:table-cell table:style-name="表8.A1" office:value-type="string">
            <text:p text:style-name="Table_20_Contents">9/27（金）</text:p>
          </table:table-cell>
          <table:table-cell table:style-name="表8.A1" office:value-type="string">
            <text:p text:style-name="Table_20_Contents">9/28（土）</text:p>
          </table:table-cell>
          <table:table-cell table:style-name="表8.G1" office:value-type="string">
            <text:p text:style-name="Table_20_Contents">9/29（日）</text:p>
          </table:table-cell>
        </table:table-row>
        <table:table-row>
          <table:table-cell table:style-name="表8.A2" office:value-type="string">
            <text:p text:style-name="P18">-</text:p>
          </table:table-cell>
          <table:table-cell table:style-name="表8.A2" office:value-type="string">
            <text:p text:style-name="P17">-</text:p>
          </table:table-cell>
          <table:table-cell table:style-name="表8.A2" office:value-type="string">
            <text:p text:style-name="P19">-</text:p>
          </table:table-cell>
          <table:table-cell table:style-name="表8.A2" office:value-type="string">
            <text:p text:style-name="P19">-</text:p>
          </table:table-cell>
          <table:table-cell table:style-name="表8.A2" office:value-type="string">
            <text:p text:style-name="P19">○</text:p>
          </table:table-cell>
          <table:table-cell table:style-name="表8.A2" office:value-type="string">
            <text:p text:style-name="P19">○</text:p>
          </table:table-cell>
          <table:table-cell table:style-name="表8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oft-page-break/><text:span text:style-name="T6">【作業員　岩淵謙 </text:span><text:span text:style-name="T3">/ </text:span><text:span text:style-name="T6">作業日希望連絡】 作業希望週　</text:span><text:span text:style-name="T3">2019.9.23(</text:span><text:span text:style-name="T6">月</text:span><text:span text:style-name="T3">) ~ 2019.9.29(</text:span><text:span text:style-name="T6">日</text:span><text:span text:style-name="T3">)</text:span></text:p>
      <text:p text:style-name="P2"/>
      <text:p text:style-name="P10"/>
      <text:p text:style-name="P21">---------------------------------------------------------------------- [20190930_121215]</text:p>
      <text:p text:style-name="P4">お疲れ様です。</text:p>
      <text:p text:style-name="P6">今週の作業希望日の連絡です。</text:p>
      <text:p text:style-name="P6">（中村さんに、口頭でお伝えしたとおりです。自分への備忘を兼ねて、連絡いたします）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9" table:style-name="表9">
        <table:table-column table:style-name="表9.A" table:number-columns-repeated="6"/>
        <table:table-column table:style-name="表9.G"/>
        <table:table-row>
          <table:table-cell table:style-name="表9.A1" office:value-type="string">
            <text:p text:style-name="Table_20_Contents">9/30（月）</text:p>
          </table:table-cell>
          <table:table-cell table:style-name="表9.A1" office:value-type="string">
            <text:p text:style-name="Table_20_Contents">10/1（<text:span text:style-name="T8">火）</text:span></text:p>
          </table:table-cell>
          <table:table-cell table:style-name="表9.A1" office:value-type="string">
            <text:p text:style-name="Table_20_Contents">10/2（水）</text:p>
          </table:table-cell>
          <table:table-cell table:style-name="表9.A1" office:value-type="string">
            <text:p text:style-name="Table_20_Contents">10/3（木）</text:p>
          </table:table-cell>
          <table:table-cell table:style-name="表9.A1" office:value-type="string">
            <text:p text:style-name="Table_20_Contents">10/4（金）</text:p>
          </table:table-cell>
          <table:table-cell table:style-name="表9.A1" office:value-type="string">
            <text:p text:style-name="Table_20_Contents">10/5（土）</text:p>
          </table:table-cell>
          <table:table-cell table:style-name="表9.G1" office:value-type="string">
            <text:p text:style-name="Table_20_Contents">10/6（日）</text:p>
          </table:table-cell>
        </table:table-row>
        <table:table-row>
          <table:table-cell table:style-name="表9.A2" office:value-type="string">
            <text:p text:style-name="P18">-</text:p>
          </table:table-cell>
          <table:table-cell table:style-name="表9.A2" office:value-type="string">
            <text:p text:style-name="P17">-</text:p>
          </table:table-cell>
          <table:table-cell table:style-name="表9.A2" office:value-type="string">
            <text:p text:style-name="P19">-</text:p>
          </table:table-cell>
          <table:table-cell table:style-name="表9.A2" office:value-type="string">
            <text:p text:style-name="P19">-</text:p>
          </table:table-cell>
          <table:table-cell table:style-name="表9.A2" office:value-type="string">
            <text:p text:style-name="P19">○</text:p>
          </table:table-cell>
          <table:table-cell table:style-name="表9.A2" office:value-type="string">
            <text:p text:style-name="P19">○</text:p>
          </table:table-cell>
          <table:table-cell table:style-name="表9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9.30(</text:span><text:span text:style-name="T6">月</text:span><text:span text:style-name="T3">) ~ 2019.10.6(</text:span><text:span text:style-name="T6">日</text:span><text:span text:style-name="T3">)</text:span></text:p>
      <text:p text:style-name="P2"/>
      <text:p text:style-name="P10"/>
      <text:p text:style-name="P21">---------------------------------------------------------------------- [20191005_161257]</text:p>
      <text:p text:style-name="P4">お疲れ様です。</text:p>
      <text:p text:style-name="P6">来週の作業希望日の連絡です。</text:p>
      <text:p text:style-name="P6">（すみません。勤務希望は、１日だけにしておきたいと希望してます。家であれこれやっているのですが、それらを続けたいと思ってます。申し訳ないっす。）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0" table:style-name="表10">
        <table:table-column table:style-name="表10.A" table:number-columns-repeated="6"/>
        <table:table-column table:style-name="表10.G"/>
        <table:table-row>
          <table:table-cell table:style-name="表10.A1" office:value-type="string">
            <text:p text:style-name="Table_20_Contents">10/7（月）</text:p>
          </table:table-cell>
          <table:table-cell table:style-name="表10.A1" office:value-type="string">
            <text:p text:style-name="Table_20_Contents">10/8（<text:span text:style-name="T8">火）</text:span></text:p>
          </table:table-cell>
          <table:table-cell table:style-name="表10.A1" office:value-type="string">
            <text:p text:style-name="Table_20_Contents">10/9（水）</text:p>
          </table:table-cell>
          <table:table-cell table:style-name="表10.A1" office:value-type="string">
            <text:p text:style-name="Table_20_Contents">10/10（木）</text:p>
          </table:table-cell>
          <table:table-cell table:style-name="表10.A1" office:value-type="string">
            <text:p text:style-name="Table_20_Contents">10/11（金）</text:p>
          </table:table-cell>
          <table:table-cell table:style-name="表10.A1" office:value-type="string">
            <text:p text:style-name="Table_20_Contents">10/12（土）</text:p>
          </table:table-cell>
          <table:table-cell table:style-name="表10.G1" office:value-type="string">
            <text:p text:style-name="Table_20_Contents">10/13（日）</text:p>
          </table:table-cell>
        </table:table-row>
        <table:table-row>
          <table:table-cell table:style-name="表10.A2" office:value-type="string">
            <text:p text:style-name="P18">-</text:p>
          </table:table-cell>
          <table:table-cell table:style-name="表10.A2" office:value-type="string">
            <text:p text:style-name="P17">-</text:p>
          </table:table-cell>
          <table:table-cell table:style-name="表10.A2" office:value-type="string">
            <text:p text:style-name="P20">-</text:p>
          </table:table-cell>
          <table:table-cell table:style-name="表10.A2" office:value-type="string">
            <text:p text:style-name="P20">-</text:p>
          </table:table-cell>
          <table:table-cell table:style-name="表10.A2" office:value-type="string">
            <text:p text:style-name="P19">○</text:p>
          </table:table-cell>
          <table:table-cell table:style-name="表10.A2" office:value-type="string">
            <text:p text:style-name="P19">○</text:p>
          </table:table-cell>
          <table:table-cell table:style-name="表10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<text:soft-page-break/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7(<text:span text:style-name="T6">月</text:span>) ~ 2019.10.13(<text:span text:style-name="T6">日</text:span>)</text:p>
      <text:p text:style-name="P10"/>
      <text:p text:style-name="P21">---------------------------------------------------------------------- [20191013_163011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1" table:style-name="表11">
        <table:table-column table:style-name="表11.A" table:number-columns-repeated="6"/>
        <table:table-column table:style-name="表11.G"/>
        <table:table-row>
          <table:table-cell table:style-name="表11.A1" office:value-type="string">
            <text:p text:style-name="Table_20_Contents">10/14（月）</text:p>
          </table:table-cell>
          <table:table-cell table:style-name="表11.A1" office:value-type="string">
            <text:p text:style-name="Table_20_Contents">10/15（<text:span text:style-name="T8">火）</text:span></text:p>
          </table:table-cell>
          <table:table-cell table:style-name="表11.A1" office:value-type="string">
            <text:p text:style-name="Table_20_Contents">10/16（水）</text:p>
          </table:table-cell>
          <table:table-cell table:style-name="表11.A1" office:value-type="string">
            <text:p text:style-name="Table_20_Contents">10/17（木）</text:p>
          </table:table-cell>
          <table:table-cell table:style-name="表11.A1" office:value-type="string">
            <text:p text:style-name="Table_20_Contents">10/18（金）</text:p>
          </table:table-cell>
          <table:table-cell table:style-name="表11.A1" office:value-type="string">
            <text:p text:style-name="Table_20_Contents">10/19（土）</text:p>
          </table:table-cell>
          <table:table-cell table:style-name="表11.G1" office:value-type="string">
            <text:p text:style-name="Table_20_Contents">10/20（日）</text:p>
          </table:table-cell>
        </table:table-row>
        <table:table-row>
          <table:table-cell table:style-name="表11.A2" office:value-type="string">
            <text:p text:style-name="P18">-</text:p>
          </table:table-cell>
          <table:table-cell table:style-name="表11.A2" office:value-type="string">
            <text:p text:style-name="P17">-</text:p>
          </table:table-cell>
          <table:table-cell table:style-name="表11.A2" office:value-type="string">
            <text:p text:style-name="P20">-</text:p>
          </table:table-cell>
          <table:table-cell table:style-name="表11.A2" office:value-type="string">
            <text:p text:style-name="P20">-</text:p>
          </table:table-cell>
          <table:table-cell table:style-name="表11.A2" office:value-type="string">
            <text:p text:style-name="P19">○</text:p>
          </table:table-cell>
          <table:table-cell table:style-name="表11.A2" office:value-type="string">
            <text:p text:style-name="P19">○</text:p>
          </table:table-cell>
          <table:table-cell table:style-name="表11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14(<text:span text:style-name="T6">月</text:span>) ~ 2019.10.20(<text:span text:style-name="T6">日</text:span>)</text:p>
      <text:p text:style-name="P2"/>
      <text:p text:style-name="P10"/>
      <text:p text:style-name="P11">---------------------------------------------------------------------- [20191021_142610]</text:p>
      <text:p text:style-name="P4">お疲れ様です。</text:p>
      <text:p text:style-name="P6">今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2" table:style-name="表12">
        <table:table-column table:style-name="表12.A" table:number-columns-repeated="6"/>
        <table:table-column table:style-name="表12.G"/>
        <table:table-row>
          <table:table-cell table:style-name="表12.A1" office:value-type="string">
            <text:p text:style-name="Table_20_Contents">（月）</text:p>
          </table:table-cell>
          <table:table-cell table:style-name="表12.A1" office:value-type="string">
            <text:p text:style-name="Table_20_Contents">（<text:span text:style-name="T8">火）</text:span></text:p>
          </table:table-cell>
          <table:table-cell table:style-name="表12.A1" office:value-type="string">
            <text:p text:style-name="Table_20_Contents">（水）</text:p>
          </table:table-cell>
          <table:table-cell table:style-name="表12.A1" office:value-type="string">
            <text:p text:style-name="Table_20_Contents">（木）</text:p>
          </table:table-cell>
          <table:table-cell table:style-name="表12.A1" office:value-type="string">
            <text:p text:style-name="Table_20_Contents">10/25（金）</text:p>
          </table:table-cell>
          <table:table-cell table:style-name="表12.A1" office:value-type="string">
            <text:p text:style-name="Table_20_Contents">10/26（土）</text:p>
          </table:table-cell>
          <table:table-cell table:style-name="表12.G1" office:value-type="string">
            <text:p text:style-name="Table_20_Contents">（日）</text:p>
          </table:table-cell>
        </table:table-row>
        <table:table-row>
          <table:table-cell table:style-name="表12.A2" office:value-type="string">
            <text:p text:style-name="P18">-</text:p>
          </table:table-cell>
          <table:table-cell table:style-name="表12.A2" office:value-type="string">
            <text:p text:style-name="P17">-</text:p>
          </table:table-cell>
          <table:table-cell table:style-name="表12.A2" office:value-type="string">
            <text:p text:style-name="P20">-</text:p>
          </table:table-cell>
          <table:table-cell table:style-name="表12.A2" office:value-type="string">
            <text:p text:style-name="P20">-</text:p>
          </table:table-cell>
          <table:table-cell table:style-name="表12.A2" office:value-type="string">
            <text:p text:style-name="P19">○</text:p>
          </table:table-cell>
          <table:table-cell table:style-name="表12.A2" office:value-type="string">
            <text:p text:style-name="P19">○</text:p>
          </table:table-cell>
          <table:table-cell table:style-name="表12.G2" office:value-type="string">
            <text:p text:style-name="P18">-</text:p>
          </table:table-cell>
        </table:table-row>
      </table:table>
      <text:p text:style-name="P22"/>
      <text:p text:style-name="P22"><text:soft-page-break/>（日付は、該当日以外は省略してみました）</text:p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21(<text:span text:style-name="T6">月</text:span>) ~ 2019.10.27(<text:span text:style-name="T6">日</text:span>)</text:p>
      <text:p text:style-name="P10"/>
      <text:p text:style-name="P11">---------------------------------------------------------------------- [20191027_160516]</text:p>
      <text:p text:style-name="P4">お疲れ様です。</text:p>
      <text:p text:style-name="P6">今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3" table:style-name="表13">
        <table:table-column table:style-name="表13.A" table:number-columns-repeated="6"/>
        <table:table-column table:style-name="表13.G"/>
        <table:table-row>
          <table:table-cell table:style-name="表13.A1" office:value-type="string">
            <text:p text:style-name="Table_20_Contents">（月）</text:p>
          </table:table-cell>
          <table:table-cell table:style-name="表13.A1" office:value-type="string">
            <text:p text:style-name="Table_20_Contents">（<text:span text:style-name="T8">火）</text:span></text:p>
          </table:table-cell>
          <table:table-cell table:style-name="表13.A1" office:value-type="string">
            <text:p text:style-name="Table_20_Contents">（水）</text:p>
          </table:table-cell>
          <table:table-cell table:style-name="表13.A1" office:value-type="string">
            <text:p text:style-name="Table_20_Contents">（木）</text:p>
          </table:table-cell>
          <table:table-cell table:style-name="表13.A1" office:value-type="string">
            <text:p text:style-name="Table_20_Contents">11/1（金）</text:p>
          </table:table-cell>
          <table:table-cell table:style-name="表13.A1" office:value-type="string">
            <text:p text:style-name="Table_20_Contents">11/2（土）</text:p>
          </table:table-cell>
          <table:table-cell table:style-name="表13.G1" office:value-type="string">
            <text:p text:style-name="Table_20_Contents">（日）</text:p>
          </table:table-cell>
        </table:table-row>
        <table:table-row>
          <table:table-cell table:style-name="表13.A2" office:value-type="string">
            <text:p text:style-name="P18">-</text:p>
          </table:table-cell>
          <table:table-cell table:style-name="表13.A2" office:value-type="string">
            <text:p text:style-name="P17">-</text:p>
          </table:table-cell>
          <table:table-cell table:style-name="表13.A2" office:value-type="string">
            <text:p text:style-name="P20">-</text:p>
          </table:table-cell>
          <table:table-cell table:style-name="表13.A2" office:value-type="string">
            <text:p text:style-name="P20">-</text:p>
          </table:table-cell>
          <table:table-cell table:style-name="表13.A2" office:value-type="string">
            <text:p text:style-name="P19">○</text:p>
          </table:table-cell>
          <table:table-cell table:style-name="表13.A2" office:value-type="string">
            <text:p text:style-name="P19">○</text:p>
          </table:table-cell>
          <table:table-cell table:style-name="表13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28(<text:span text:style-name="T6">月</text:span>) ~ 2019.11.3(<text:span text:style-name="T6">日</text:span>)</text:p>
      <text:p text:style-name="P2"/>
      <text:p text:style-name="P10"/>
      <text:p text:style-name="P11">---------------------------------------------------------------------- [20191027_160516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4" table:style-name="表14">
        <table:table-column table:style-name="表14.A" table:number-columns-repeated="6"/>
        <table:table-column table:style-name="表14.G"/>
        <table:table-row>
          <table:table-cell table:style-name="表14.A1" office:value-type="string">
            <text:p text:style-name="Table_20_Contents">（月）</text:p>
          </table:table-cell>
          <table:table-cell table:style-name="表14.A1" office:value-type="string">
            <text:p text:style-name="Table_20_Contents">（<text:span text:style-name="T8">火）</text:span></text:p>
          </table:table-cell>
          <table:table-cell table:style-name="表14.A1" office:value-type="string">
            <text:p text:style-name="Table_20_Contents">（水）</text:p>
          </table:table-cell>
          <table:table-cell table:style-name="表14.A1" office:value-type="string">
            <text:p text:style-name="Table_20_Contents">（木）</text:p>
          </table:table-cell>
          <table:table-cell table:style-name="表14.A1" office:value-type="string">
            <text:p text:style-name="Table_20_Contents">11/15<text:soft-page-break/>（金）</text:p>
          </table:table-cell>
          <table:table-cell table:style-name="表14.A1" office:value-type="string">
            <text:p text:style-name="Table_20_Contents">11/16<text:soft-page-break/>（土）</text:p>
          </table:table-cell>
          <table:table-cell table:style-name="表14.G1" office:value-type="string">
            <text:p text:style-name="Table_20_Contents">（日）</text:p>
          </table:table-cell>
        </table:table-row>
        <table:table-row>
          <table:table-cell table:style-name="表14.A2" office:value-type="string">
            <text:p text:style-name="P18">-</text:p>
          </table:table-cell>
          <table:table-cell table:style-name="表14.A2" office:value-type="string">
            <text:p text:style-name="P17">-</text:p>
          </table:table-cell>
          <table:table-cell table:style-name="表14.A2" office:value-type="string">
            <text:p text:style-name="P20">-</text:p>
          </table:table-cell>
          <table:table-cell table:style-name="表14.A2" office:value-type="string">
            <text:p text:style-name="P20">-</text:p>
          </table:table-cell>
          <table:table-cell table:style-name="表14.A2" office:value-type="string">
            <text:p text:style-name="P19">○</text:p>
          </table:table-cell>
          <table:table-cell table:style-name="表14.A2" office:value-type="string">
            <text:p text:style-name="P19">○</text:p>
          </table:table-cell>
          <table:table-cell table:style-name="表14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1.11(<text:span text:style-name="T6">月</text:span>) ~ 2019.11.17(<text:span text:style-name="T6">日</text:span>)</text:p>
      <text:p text:style-name="P2"/>
      <text:p text:style-name="P10"/>
      <text:p text:style-name="P11">---------------------------------------------------------------------- [20191116_162413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5" table:style-name="表15">
        <table:table-column table:style-name="表15.A" table:number-columns-repeated="6"/>
        <table:table-column table:style-name="表15.G"/>
        <table:table-row>
          <table:table-cell table:style-name="表15.A1" office:value-type="string">
            <text:p text:style-name="Table_20_Contents">（月）</text:p>
          </table:table-cell>
          <table:table-cell table:style-name="表15.A1" office:value-type="string">
            <text:p text:style-name="Table_20_Contents">（<text:span text:style-name="T8">火）</text:span></text:p>
          </table:table-cell>
          <table:table-cell table:style-name="表15.A1" office:value-type="string">
            <text:p text:style-name="Table_20_Contents">（水）</text:p>
          </table:table-cell>
          <table:table-cell table:style-name="表15.A1" office:value-type="string">
            <text:p text:style-name="Table_20_Contents">（木）</text:p>
          </table:table-cell>
          <table:table-cell table:style-name="表15.A1" office:value-type="string">
            <text:p text:style-name="Table_20_Contents">11/22（金）</text:p>
          </table:table-cell>
          <table:table-cell table:style-name="表15.A1" office:value-type="string">
            <text:p text:style-name="Table_20_Contents">11/23（土）</text:p>
          </table:table-cell>
          <table:table-cell table:style-name="表15.G1" office:value-type="string">
            <text:p text:style-name="Table_20_Contents">（日）</text:p>
          </table:table-cell>
        </table:table-row>
        <table:table-row>
          <table:table-cell table:style-name="表15.A2" office:value-type="string">
            <text:p text:style-name="P18">-</text:p>
          </table:table-cell>
          <table:table-cell table:style-name="表15.A2" office:value-type="string">
            <text:p text:style-name="P17">-</text:p>
          </table:table-cell>
          <table:table-cell table:style-name="表15.A2" office:value-type="string">
            <text:p text:style-name="P20">-</text:p>
          </table:table-cell>
          <table:table-cell table:style-name="表15.A2" office:value-type="string">
            <text:p text:style-name="P20">-</text:p>
          </table:table-cell>
          <table:table-cell table:style-name="表15.A2" office:value-type="string">
            <text:p text:style-name="P19">○</text:p>
          </table:table-cell>
          <table:table-cell table:style-name="表15.A2" office:value-type="string">
            <text:p text:style-name="P19">○</text:p>
          </table:table-cell>
          <table:table-cell table:style-name="表15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1.18(<text:span text:style-name="T6">月</text:span>) ~ 2019.11.24(<text:span text:style-name="T6">日</text:span>)</text:p>
      <text:p text:style-name="P10"/>
      <text:p text:style-name="P11">---------------------------------------------------------------------- [20191129_074213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6" table:style-name="表16">
        <table:table-column table:style-name="表16.A" table:number-columns-repeated="6"/>
        <table:table-column table:style-name="表16.G"/>
        <text:soft-page-break/>
        <table:table-row>
          <table:table-cell table:style-name="表16.A1" office:value-type="string">
            <text:p text:style-name="Table_20_Contents">（月）</text:p>
          </table:table-cell>
          <table:table-cell table:style-name="表16.A1" office:value-type="string">
            <text:p text:style-name="Table_20_Contents">（<text:span text:style-name="T8">火）</text:span></text:p>
          </table:table-cell>
          <table:table-cell table:style-name="表16.A1" office:value-type="string">
            <text:p text:style-name="Table_20_Contents">（水）</text:p>
          </table:table-cell>
          <table:table-cell table:style-name="表16.A1" office:value-type="string">
            <text:p text:style-name="Table_20_Contents">（木）</text:p>
          </table:table-cell>
          <table:table-cell table:style-name="表16.A1" office:value-type="string">
            <text:p text:style-name="Table_20_Contents">12/5（金）</text:p>
          </table:table-cell>
          <table:table-cell table:style-name="表16.A1" office:value-type="string">
            <text:p text:style-name="Table_20_Contents">12/6（土）</text:p>
          </table:table-cell>
          <table:table-cell table:style-name="表16.G1" office:value-type="string">
            <text:p text:style-name="Table_20_Contents">（日）</text:p>
          </table:table-cell>
        </table:table-row>
        <table:table-row>
          <table:table-cell table:style-name="表16.A2" office:value-type="string">
            <text:p text:style-name="P18">-</text:p>
          </table:table-cell>
          <table:table-cell table:style-name="表16.A2" office:value-type="string">
            <text:p text:style-name="P17">-</text:p>
          </table:table-cell>
          <table:table-cell table:style-name="表16.A2" office:value-type="string">
            <text:p text:style-name="P20">-</text:p>
          </table:table-cell>
          <table:table-cell table:style-name="表16.A2" office:value-type="string">
            <text:p text:style-name="P20">-</text:p>
          </table:table-cell>
          <table:table-cell table:style-name="表16.A2" office:value-type="string">
            <text:p text:style-name="P19">○</text:p>
          </table:table-cell>
          <table:table-cell table:style-name="表16.A2" office:value-type="string">
            <text:p text:style-name="P19">○</text:p>
          </table:table-cell>
          <table:table-cell table:style-name="表16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2(<text:span text:style-name="T6">月</text:span>) ~ 2019.12.8(<text:span text:style-name="T6">日</text:span>)</text:p>
      <text:p text:style-name="P2"/>
      <text:p text:style-name="P10"/>
      <text:p text:style-name="P11">---------------------------------------------------------------------- [20191207_133245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7" table:style-name="表17">
        <table:table-column table:style-name="表17.A" table:number-columns-repeated="6"/>
        <table:table-column table:style-name="表17.G"/>
        <table:table-row>
          <table:table-cell table:style-name="表17.A1" office:value-type="string">
            <text:p text:style-name="Table_20_Contents">（月）</text:p>
          </table:table-cell>
          <table:table-cell table:style-name="表17.A1" office:value-type="string">
            <text:p text:style-name="Table_20_Contents">（<text:span text:style-name="T8">火）</text:span></text:p>
          </table:table-cell>
          <table:table-cell table:style-name="表17.A1" office:value-type="string">
            <text:p text:style-name="Table_20_Contents">（水）</text:p>
          </table:table-cell>
          <table:table-cell table:style-name="表17.A1" office:value-type="string">
            <text:p text:style-name="Table_20_Contents">（木）</text:p>
          </table:table-cell>
          <table:table-cell table:style-name="表17.A1" office:value-type="string">
            <text:p text:style-name="Table_20_Contents">12/13（金）</text:p>
          </table:table-cell>
          <table:table-cell table:style-name="表17.A1" office:value-type="string">
            <text:p text:style-name="Table_20_Contents">12/14（土）</text:p>
          </table:table-cell>
          <table:table-cell table:style-name="表17.G1" office:value-type="string">
            <text:p text:style-name="Table_20_Contents">（日）</text:p>
          </table:table-cell>
        </table:table-row>
        <table:table-row>
          <table:table-cell table:style-name="表17.A2" office:value-type="string">
            <text:p text:style-name="P18">-</text:p>
          </table:table-cell>
          <table:table-cell table:style-name="表17.A2" office:value-type="string">
            <text:p text:style-name="P17">-</text:p>
          </table:table-cell>
          <table:table-cell table:style-name="表17.A2" office:value-type="string">
            <text:p text:style-name="P20">-</text:p>
          </table:table-cell>
          <table:table-cell table:style-name="表17.A2" office:value-type="string">
            <text:p text:style-name="P20">-</text:p>
          </table:table-cell>
          <table:table-cell table:style-name="表17.A2" office:value-type="string">
            <text:p text:style-name="P19">○</text:p>
          </table:table-cell>
          <table:table-cell table:style-name="表17.A2" office:value-type="string">
            <text:p text:style-name="P19">○</text:p>
          </table:table-cell>
          <table:table-cell table:style-name="表17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9(<text:span text:style-name="T6">月</text:span>) ~ 2019.12.15(<text:span text:style-name="T6">日</text:span>)</text:p>
      <text:p text:style-name="P2"/>
      <text:p text:style-name="P10"/>
      <text:p text:style-name="P11">---------------------------------------------------------------------- [20191215_154826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<text:soft-page-break/>１．作業希望日 （週１日　<text:span text:style-name="T8">金</text:span>、または、<text:span text:style-name="T8">土</text:span>）</text:p>
      <table:table table:name="表18" table:style-name="表18">
        <table:table-column table:style-name="表18.A" table:number-columns-repeated="6"/>
        <table:table-column table:style-name="表18.G"/>
        <table:table-row>
          <table:table-cell table:style-name="表18.A1" office:value-type="string">
            <text:p text:style-name="Table_20_Contents">（月）</text:p>
          </table:table-cell>
          <table:table-cell table:style-name="表18.A1" office:value-type="string">
            <text:p text:style-name="Table_20_Contents">（<text:span text:style-name="T8">火）</text:span></text:p>
          </table:table-cell>
          <table:table-cell table:style-name="表18.A1" office:value-type="string">
            <text:p text:style-name="Table_20_Contents">（水）</text:p>
          </table:table-cell>
          <table:table-cell table:style-name="表18.A1" office:value-type="string">
            <text:p text:style-name="Table_20_Contents">（木）</text:p>
          </table:table-cell>
          <table:table-cell table:style-name="表18.A1" office:value-type="string">
            <text:p text:style-name="Table_20_Contents">12/20（金）</text:p>
          </table:table-cell>
          <table:table-cell table:style-name="表18.A1" office:value-type="string">
            <text:p text:style-name="Table_20_Contents">12/21（土）</text:p>
          </table:table-cell>
          <table:table-cell table:style-name="表18.G1" office:value-type="string">
            <text:p text:style-name="Table_20_Contents">（日）</text:p>
          </table:table-cell>
        </table:table-row>
        <table:table-row>
          <table:table-cell table:style-name="表18.A2" office:value-type="string">
            <text:p text:style-name="P18">-</text:p>
          </table:table-cell>
          <table:table-cell table:style-name="表18.A2" office:value-type="string">
            <text:p text:style-name="P17">-</text:p>
          </table:table-cell>
          <table:table-cell table:style-name="表18.A2" office:value-type="string">
            <text:p text:style-name="P20">-</text:p>
          </table:table-cell>
          <table:table-cell table:style-name="表18.A2" office:value-type="string">
            <text:p text:style-name="P20">-</text:p>
          </table:table-cell>
          <table:table-cell table:style-name="表18.A2" office:value-type="string">
            <text:p text:style-name="P19">○</text:p>
          </table:table-cell>
          <table:table-cell table:style-name="表18.A2" office:value-type="string">
            <text:p text:style-name="P19">○</text:p>
          </table:table-cell>
          <table:table-cell table:style-name="表18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16(<text:span text:style-name="T6">月</text:span>) ~ 2019.12.22(<text:span text:style-name="T6">日</text:span>)</text:p>
      <text:p text:style-name="P2"/>
      <text:p text:style-name="P10"/>
      <text:p text:style-name="P11">---------------------------------------------------------------------- [20191222_160900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9" table:style-name="表19">
        <table:table-column table:style-name="表19.A" table:number-columns-repeated="6"/>
        <table:table-column table:style-name="表19.G"/>
        <table:table-row>
          <table:table-cell table:style-name="表19.A1" office:value-type="string">
            <text:p text:style-name="Table_20_Contents">（月）</text:p>
          </table:table-cell>
          <table:table-cell table:style-name="表19.A1" office:value-type="string">
            <text:p text:style-name="Table_20_Contents">（<text:span text:style-name="T8">火）</text:span></text:p>
          </table:table-cell>
          <table:table-cell table:style-name="表19.A1" office:value-type="string">
            <text:p text:style-name="Table_20_Contents">（水）</text:p>
          </table:table-cell>
          <table:table-cell table:style-name="表19.A1" office:value-type="string">
            <text:p text:style-name="Table_20_Contents">（木）</text:p>
          </table:table-cell>
          <table:table-cell table:style-name="表19.A1" office:value-type="string">
            <text:p text:style-name="Table_20_Contents">12/27（金）</text:p>
          </table:table-cell>
          <table:table-cell table:style-name="表19.A1" office:value-type="string">
            <text:p text:style-name="Table_20_Contents">12/28（土）</text:p>
          </table:table-cell>
          <table:table-cell table:style-name="表19.G1" office:value-type="string">
            <text:p text:style-name="Table_20_Contents">（日）</text:p>
          </table:table-cell>
        </table:table-row>
        <table:table-row>
          <table:table-cell table:style-name="表19.A2" office:value-type="string">
            <text:p text:style-name="P18">-</text:p>
          </table:table-cell>
          <table:table-cell table:style-name="表19.A2" office:value-type="string">
            <text:p text:style-name="P17">-</text:p>
          </table:table-cell>
          <table:table-cell table:style-name="表19.A2" office:value-type="string">
            <text:p text:style-name="P20">-</text:p>
          </table:table-cell>
          <table:table-cell table:style-name="表19.A2" office:value-type="string">
            <text:p text:style-name="P20">-</text:p>
          </table:table-cell>
          <table:table-cell table:style-name="表19.A2" office:value-type="string">
            <text:p text:style-name="P19">○</text:p>
          </table:table-cell>
          <table:table-cell table:style-name="表19.A2" office:value-type="string">
            <text:p text:style-name="P19">○</text:p>
          </table:table-cell>
          <table:table-cell table:style-name="表19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23(<text:span text:style-name="T6">月</text:span>) ~ 2019.12.29(<text:span text:style-name="T6">日</text:span>)</text:p>
      <text:p text:style-name="P2"/>
      <text:p text:style-name="P10">@@@</text:p>
      <text:p text:style-name="P2"/>
      <text:p text:style-name="P2"/>
      <text:p text:style-name="P2">-------------------------------------------------------- [STEPS] 20190821_142911</text:p>
      <text:list xml:id="list675287419720632031" text:style-name="L2">
        <text:list-item>
          <text:p text:style-name="P24">email</text:p>
          <text:list>
            <text:list-item>
              <text:p text:style-name="P24">C – N (new mail)</text:p>
            </text:list-item>
          </text:list>
        </text:list-item>
        <text:list-item>
          <text:p text:style-name="P25"><text:soft-page-break/>doc</text:p>
          <text:list>
            <text:list-item>
              <text:p text:style-name="P25">prev lines → DUP</text:p>
            </text:list-item>
            <text:list-item>
              <text:p text:style-name="P25">time label</text:p>
              <text:list>
                <text:list-item>
                  <text:p text:style-name="P25">console : “t”</text:p>
                </text:list-item>
              </text:list>
            </text:list-item>
            <text:list-item>
              <text:p text:style-name="P25">date table → update</text:p>
            </text:list-item>
            <text:list-item>
              <text:p text:style-name="P25">mail title line</text:p>
            </text:list-item>
            <text:list-item>
              <text:p text:style-name="P25">message sentences : “作業希望週”</text:p>
            </text:list-item>
          </text:list>
        </text:list-item>
        <text:list-item>
          <text:p text:style-name="P25">email</text:p>
          <text:list>
            <text:list-item>
              <text:p text:style-name="P25">C/P</text:p>
              <text:list>
                <text:list-item>
                  <text:p text:style-name="P25">title line : “subject”</text:p>
                </text:list-item>
                <text:list-item>
                  <text:p text:style-name="P25">main lines</text:p>
                </text:list-item>
              </text:list>
            </text:list-item>
            <text:list-item>
              <text:p text:style-name="P25">F6 (move to “To” box)</text:p>
            </text:list-item>
            <text:list-item>
              <text:p text:style-name="P25">“yoko” &gt; Ret (auto suggestion → choose)</text:p>
            </text:list-item>
            <text:list-item>
              <text:p text:style-name="P25">validate</text:p>
              <text:list>
                <text:list-item>
                  <text:p text:style-name="P24">希望日（日付は、変更したか？）</text:p>
                </text:list-item>
                <text:list-item>
                  <text:p text:style-name="P24">message</text:p>
                  <text:list>
                    <text:list-item>
                      <text:p text:style-name="P24">“来週の” (OR “今週の”)</text:p>
                    </text:list-item>
                  </text:list>
                </text:list-item>
                <text:list-item>
                  <text:p text:style-name="P24">件名　=&gt;　<office:annotation office:name="__Annotation__3590_681090022"><dc:creator>iwabuchi ken</dc:creator><dc:date>2019-11-08T10:29:07.18</dc:date><text:p text:style-name="P39"><text:span text:style-name="T9">addition</text:span></text:p></office:annotation>希望週の期間、来週分か？<office:annotation-end office:name="__Annotation__3590_681090022"/></text:p>
                </text:list-item>
              </text:list>
            </text:list-item>
            <text:list-item>
              <text:p text:style-name="P24">C – Ret (send)</text:p>
            </text:list-item>
          </text:list>
        </text:list-item>
        <text:list-item>
          <text:p text:style-name="P24">mailer</text:p>
          <text:list>
            <text:list-item>
              <text:p text:style-name="P24">“送信済み” → select</text:p>
            </text:list-item>
            <text:list-item>
              <text:p text:style-name="P24">validate</text:p>
              <text:list>
                <text:list-item>
                  <text:p text:style-name="P24">期間</text:p>
                </text:list-item>
                <text:list-item>
                  <text:p text:style-name="P24">希望日</text:p>
                </text:list-item>
                <text:list-item>
                  <text:p text:style-name="P24">送信先</text:p>
                </text:list-item>
              </text:list>
            </text:list-item>
          </text:list>
        </text:list-item>
        <text:list-item>
          <text:p text:style-name="P24">doc</text:p>
          <text:list>
            <text:list-item>
              <text:p text:style-name="P24"><text:soft-page-break/>move → “@@@”</text:p>
            </text:list-item>
          </text:list>
        </text:list-item>
        <text:list-item>
          <text:p text:style-name="P24">close</text:p>
          <text:list>
            <text:list-item>
              <text:p text:style-name="P24">folders</text:p>
            </text:list-item>
            <text:list-item>
              <text:p text:style-name="P24">this</text:p>
            </text:list-item>
          </text:list>
        </text:list-item>
        <text:list-item>
          <text:p text:style-name="P24">complete</text:p>
        </text:list-item>
      </text:list>
      <text:p text:style-name="P9"> </text:p>
      <text:p text:style-name="P3">/-------------------------------------------------------- [/STEPS] 20190821_142911</text:p>
      <text:p text:style-name="Text_20_body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30:46.15</meta:creation-date>
    <dc:date>2019-12-22T16:11:17.25</dc:date>
    <dc:creator>iwabuchi ken</dc:creator>
    <meta:editing-duration>PT2H16M45S</meta:editing-duration>
    <meta:editing-cycles>39</meta:editing-cycles>
    <meta:generator>OpenOffice/4.1.3$Win32 OpenOffice.org_project/413m1$Build-9783</meta:generator>
    <meta:document-statistic meta:table-count="19" meta:image-count="0" meta:object-count="0" meta:page-count="12" meta:paragraph-count="484" meta:word-count="2806" meta:character-count="7469"/>
  </office:meta>
</office:document-meta>
</file>